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905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4.101cm"/>
    </style:style>
    <style:style style:name="Tabla1.4" style:family="table-row">
      <style:table-row-properties style:min-row-height="3.493cm"/>
    </style:style>
    <style:style style:name="Tabla1.5" style:family="table-row">
      <style:table-row-properties style:min-row-height="4.921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685cm"/>
    </style:style>
    <style:style style:name="Tabla1.7" style:family="table-row">
      <style:table-row-properties style:min-row-height="2.817cm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4.789cm" style:rel-column-width="18674*"/>
    </style:style>
    <style:style style:name="Tabla2.B" style:family="table-column">
      <style:table-column-properties style:column-width="12.017cm" style:rel-column-width="46861*"/>
    </style:style>
    <style:style style:name="Tabla2.1" style:family="table-row">
      <style:table-row-properties style:min-row-height="3.81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line-height="200%" fo:text-align="justify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officeooo:paragraph-rsid="003608e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3d350d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38ace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rsid="001f575a" officeooo:paragraph-rsid="0043f32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officeooo:paragraph-rsid="0055264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430c52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line-height="150%"/>
      <style:text-properties fo:font-size="11pt" officeooo:paragraph-rsid="003d350d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style:text-underline-style="none" fo:font-weight="normal" officeooo:paragraph-rsid="00457a1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/>
      <style:text-properties fo:font-size="11pt" style:text-underline-style="none" fo:font-weight="normal" officeooo:paragraph-rsid="003d350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/>
      <style:text-properties fo:font-size="11pt" style:text-underline-style="none" fo:font-weight="normal" officeooo:rsid="003d350d" officeooo:paragraph-rsid="005239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50%"/>
      <style:text-properties fo:font-size="11pt" style:text-underline-style="none" officeooo:paragraph-rsid="003608e2" style:font-size-asian="11pt"/>
    </style:style>
    <style:style style:name="P15" style:family="paragraph" style:parent-style-name="Standard">
      <style:paragraph-properties fo:line-height="150%"/>
      <style:text-properties fo:font-size="11pt" style:text-underline-style="none" officeooo:paragraph-rsid="003608e2" style:font-size-asian="11pt" style:font-size-complex="11pt"/>
    </style:style>
    <style:style style:name="P16" style:family="paragraph" style:parent-style-name="Standard">
      <style:paragraph-properties fo:line-height="150%"/>
      <style:text-properties style:text-underline-style="none" fo:font-weight="normal" officeooo:paragraph-rsid="003d350d" style:font-weight-asian="normal" style:font-weight-complex="normal"/>
    </style:style>
    <style:style style:name="P17" style:family="paragraph" style:parent-style-name="Standard">
      <style:paragraph-properties fo:line-height="150%"/>
      <style:text-properties style:text-underline-style="none" fo:font-weight="normal" officeooo:paragraph-rsid="0050de72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4e04c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/>
      <style:text-properties fo:font-size="6pt" officeooo:paragraph-rsid="0044e04c" style:font-size-asian="6pt" style:font-size-complex="6pt"/>
    </style:style>
    <style:style style:name="P20" style:family="paragraph" style:parent-style-name="Table_20_Contents"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3pt" officeooo:rsid="00552645" officeooo:paragraph-rsid="00552645" style:font-name-asian="Arial1" style:font-size-asian="13pt" style:font-name-complex="Arial1" style:font-size-complex="13pt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55264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b3671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solid" style:text-underline-width="auto" style:text-underline-color="font-color" fo:font-weight="bold" officeooo:rsid="003d350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1" fo:font-style="normal" fo:text-shadow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1" fo:font-size="11pt" fo:font-style="normal" fo:text-shadow="none" fo:font-weight="bold" officeooo:rsid="003d350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tyle="normal" fo:text-shadow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1" fo:font-size="10pt" fo:font-style="normal" fo:text-shadow="none" fo:font-weight="normal" officeooo:rsid="003d350d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1" fo:font-size="11pt" fo:font-style="normal" fo:text-shadow="none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1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1" fo:font-size="11pt" fo:font-style="normal" fo:text-shadow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1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tyle="normal" fo:text-shadow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tyle="normal" fo:text-shadow="none" officeooo:rsid="003d350d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tyle="normal" fo:text-shadow="none" officeooo:rsid="004413b7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tyle="normal" fo:text-shadow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1pt" fo:font-style="normal" fo:text-shadow="none" officeooo:rsid="003d350d" style:font-name-asian="Arial1" style:font-size-asian="11pt" style:font-style-asian="normal" style:font-name-complex="Arial1" style:font-size-complex="11pt" style:font-style-complex="normal" style:text-emphasize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font-style="normal" fo:text-shadow="none" officeooo:rsid="003b3671" style:font-name-asian="Arial1" style:font-size-asian="12pt" style:font-style-asian="normal" style:font-name-complex="Arial1" style:font-size-complex="12pt" style:font-style-complex="normal" style:text-emphasize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0.5pt" fo:font-style="normal" fo:text-shadow="none" officeooo:rsid="003d350d" style:font-name-asian="Arial1" style:font-size-asian="10.5pt" style:font-style-asian="normal" style:font-name-complex="Arial1" style:font-size-complex="10.5pt" style:font-style-complex="normal" style:text-emphasize="none" style:text-overline-style="none" style:text-overline-color="font-color"/>
    </style:style>
    <style:style style:name="T25" style:family="text">
      <style:text-properties fo:color="#000000" style:font-name="Arial" officeooo:rsid="003d350d"/>
    </style:style>
    <style:style style:name="T26" style:family="text">
      <style:text-properties fo:color="#000000" officeooo:rsid="003d350d"/>
    </style:style>
    <style:style style:name="T27" style:family="text">
      <style:text-properties style:font-name="Arial"/>
    </style:style>
    <style:style style:name="T28" style:family="text">
      <style:text-properties style:font-name="Arial" officeooo:rsid="005a614d"/>
    </style:style>
    <style:style style:name="T29" style:family="text">
      <style:text-properties style:font-name="Arial" officeooo:rsid="004413b7"/>
    </style:style>
    <style:style style:name="T30" style:family="text">
      <style:text-properties officeooo:rsid="003b3671"/>
    </style:style>
    <style:style style:name="T31" style:family="text">
      <style:text-properties officeooo:rsid="003d350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00000" style:font-name="Open Sans" fo:letter-spacing="normal" officeooo:rsid="004413b7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#foreach($i in $listaFacturasImpuestos)">#foreach($i in $listaFacturasImpuestos)</text:text-input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1"><draw:frame text:anchor-type="char" draw:z-index="0" draw:name="Picture 41" draw:style-name="gr1" draw:text-style-name="P23" svg:width="4.592cm" svg:height="3.525cm" svg:x="0.067cm" svg:y="0.072cm"><draw:image xlink:href="Pictures/20000009000047A1000049482F0CE9AD30EA6E9A.wmf" xlink:type="simple" xlink:show="embed" xlink:actuate="onLoad"><text:p/></draw:image></draw:frame></text:p>
                </table:table-cell>
                <table:table-cell table:style-name="Tabla2.A1" office:value-type="string">
                  <text:p text:style-name="P22"/>
                  <text:p text:style-name="P22"/>
                  <text:p text:style-name="P7"><text:span text:style-name="T27">Retención de</text:span><text:span text:style-name="T29">l</text:span><text:span text:style-name="T27"> </text:span><text:span text:style-name="T28">Impuesto a</text:span><text:span text:style-name="T29">l Valor Agregado (IVA)</text:span> RG (AFIP) </text:p>
                  <text:p text:style-name="P7">Nº <text:span text:style-name="T33">3164/2011 </text:span><text:span text:style-name="T30">y Modif.</text:span></text:p>
                </table:table-cell>
              </table:table-row>
            </table:table>
            <text:p text:style-name="P6"/>
          </table:table-cell>
        </table:table-row>
        <table:table-row table:style-name="Tabla1.2">
          <table:table-cell table:style-name="Tabla1.A2" office:value-type="string">
            <text:p text:style-name="P11"><text:span text:style-name="T4">Fecha de Retención:</text:span><text:span text:style-name="T3"> </text:span><text:span text:style-name="T17"><text:text-input text:description="$fechaPago">$fechaPago</text:text-input></text:span></text:p>
            <text:p text:style-name="P11"><text:span text:style-name="T4">Comprobante de Retención Nº:</text:span><text:span text:style-name="T3"> </text:span><text:span text:style-name="T23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3">DATOS AGENTE DE RETENCIÓN</text:p>
            <text:p text:style-name="P14"><text:span text:style-name="T5">Denominación:</text:span><text:span text:style-name="T6"> </text:span><text:span text:style-name="T12">PARQUE DE LA SALUD DE LA PROVINCIA DE MISIONES DR. </text:span><text:span text:style-name="T13">RAMÓN</text:span><text:span text:style-name="T12"> MADARIAGA LEY XVII Nº 70.</text:span></text:p>
            <text:p text:style-name="P15"><text:span text:style-name="T4">Domicilio Fiscal:</text:span><text:span text:style-name="T7"> <text:s/></text:span><text:span text:style-name="T11">Av. Marconi 3736</text:span></text:p>
            <text:p text:style-name="P15"><text:span text:style-name="T4">CUIT:</text:span><text:span text:style-name="T7"> </text:span><text:span text:style-name="T11">30-71222430-0</text:span></text:p>
          </table:table-cell>
        </table:table-row>
        <table:table-row table:style-name="Tabla1.4">
          <table:table-cell table:style-name="Tabla1.A2" office:value-type="string">
            <text:p text:style-name="P2">DATOS DEL SUJETO <text:span text:style-name="T31">RETENIDO</text:span></text:p>
            <text:p text:style-name="P4"><text:span text:style-name="T32">Denominación:</text:span> <text:span text:style-name="T25"><text:text-input text:description="$i.factura.proveedor.nombre">$i.factura.proveedor.nombre</text:text-input></text:span></text:p>
            <text:p text:style-name="P12"><text:span text:style-name="T4">Domicilio Fiscal:</text:span><text:span text:style-name="T3"> </text:span><text:span text:style-name="T19"><text:text-input text:description="$i.factura.proveedor.getFirstDireccion()">$i.factura.proveedor.getFirstDireccion()</text:text-input></text:span></text:p>
            <text:p text:style-name="P16"><text:span text:style-name="T16">CUIT N°:</text:span><text:span text:style-name="T14"> </text:span><text:span text:style-name="T15"><text:text-input text:description="$i.factura.proveedor.cuit">$i.factura.proveedor.cuit</text:text-input></text:span></text:p>
          </table:table-cell>
        </table:table-row>
        <table:table-row table:style-name="Tabla1.5">
          <table:table-cell table:style-name="Tabla1.A5" office:value-type="string">
            <text:p text:style-name="P10"><text:span text:style-name="T1">D</text:span><text:span text:style-name="T2">ATOS DE LA RETENCIÓN PRACTICADA</text:span></text:p>
            <text:p text:style-name="P13"><text:span text:style-name="T21">Impuesto:</text:span><text:span text:style-name="T18"> Impuesto </text:span><text:span text:style-name="T20">al Valor Agregado</text:span><text:span text:style-name="T18">.</text:span></text:p>
            <text:p text:style-name="P17"><text:span text:style-name="T9">Concepto de la retención:</text:span><text:span text:style-name="T8"> </text:span><text:span text:style-name="T24">Locación de obras, locaciones y prestaciones de servicios realizados por empresas de limpieza de edificios, investigación y seguridad y recolección de residuos domiciliarios.</text:span><text:line-break/><text:span text:style-name="T10">Comprobante que origina la retención:</text:span><text:span text:style-name="T31"> </text:span><text:span text:style-name="T22">Orden de Pago N.º </text:span><text:span text:style-name="T22"><text:text-input text:description="$i.factura.ordenPago.getNombreCompleto()">$i.factura.ordenPago.getNombreCompleto()</text:text-input></text:span></text:p>
            <text:p text:style-name="P5"><text:span text:style-name="T31">Monto del Comprobante que origina la Retención: </text:span><text:span text:style-name="T31"><text:text-input text:description="$i.factura.getBaseMoneda()">$i.factura.getBaseMoneda()</text:text-input></text:span></text:p>
            <text:p text:style-name="P5"><text:span text:style-name="T26">Monto de la Retención: </text:span><text:span text:style-name="T26"><text:text-input text:description="$i.getMontoMoneda()">$i.getMontoMoneda()</text:text-input></text:span></text:p>
          </table:table-cell>
        </table:table-row>
        <table:table-row table:style-name="Tabla1.6">
          <table:table-cell table:style-name="Tabla1.A2" office:value-type="string">
            <text:p text:style-name="P8">Firma del Agente de Retención:</text:p>
            <text:p text:style-name="P20"/>
            <text:p text:style-name="P8">Aclaración:</text:p>
            <text:p text:style-name="P20"/>
            <text:p text:style-name="P9">Departamento Tesorería </text:p>
          </table:table-cell>
        </table:table-row>
        <table:table-row table:style-name="Tabla1.7">
          <table:table-cell table:style-name="Tabla1.A2" office:value-type="string">
            <text:p text:style-name="P1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  <text:p text:style-name="P1"/>
          </table:table-cell>
        </table:table-row>
      </table:table>
      <text:p text:style-name="P18"/>
      <text:p text:style-name="P18"/>
      <text:p text:style-name="P18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6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0-11-25T08:50:10.044750509</dc:date>
    <meta:editing-duration>PT9H8M41S</meta:editing-duration>
    <meta:editing-cycles>102</meta:editing-cycles>
    <meta:generator>LibreOffice/5.1.6.2$Linux_X86_64 LibreOffice_project/10m0$Build-2</meta:generator>
    <meta:print-date>2019-03-29T12:54:19.928000000</meta:print-date>
    <meta:document-statistic meta:table-count="2" meta:image-count="0" meta:object-count="0" meta:page-count="1" meta:paragraph-count="23" meta:word-count="196" meta:character-count="1350" meta:non-whitespace-character-count="1192"/>
  </office:meta>
</office:document-meta>
</file>